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DejaVu Sans Condensed" svg:font-family="'DejaVu Sans Condensed'" style:font-family-generic="system" style:font-pitch="variable"/>
    <style:font-face style:name="Tahoma" svg:font-family="Tahoma"/>
    <style:font-face style:name="Tahoma1" svg:font-family="Tahoma" style:font-family-generic="system" style:font-pitch="variable"/>
    <style:font-face style:name="Times New Roman" svg:font-family="'Times New Roman'"/>
  </office:font-face-decls>
  <office:automatic-styles>
    <style:style style:name="P1" style:family="paragraph" style:parent-style-name="Footer">
      <style:paragraph-properties fo:text-align="center" style:justify-single-word="false"/>
      <style:text-properties officeooo:rsid="001ef85d" officeooo:paragraph-rsid="001ef85d"/>
    </style:style>
    <style:style style:name="P2" style:family="paragraph" style:parent-style-name="Standard">
      <style:text-properties style:font-name="Arial2"/>
    </style:style>
    <style:style style:name="P3" style:family="paragraph" style:parent-style-name="Standard">
      <style:paragraph-properties fo:text-align="justify" style:justify-single-word="false"/>
      <style:text-properties style:font-name="Arial2"/>
    </style:style>
    <style:style style:name="P4" style:family="paragraph" style:parent-style-name="Standard">
      <style:paragraph-properties fo:text-align="justify" style:justify-single-word="false"/>
      <style:text-properties style:font-name="Arial2" officeooo:paragraph-rsid="00096a7a"/>
    </style:style>
    <style:style style:name="P5" style:family="paragraph" style:parent-style-name="Standard">
      <style:paragraph-properties fo:text-align="justify" style:justify-single-word="false"/>
      <style:text-properties style:font-name="Arial2" officeooo:paragraph-rsid="0017c88a"/>
    </style:style>
    <style:style style:name="P6" style:family="paragraph" style:parent-style-name="Standard">
      <style:paragraph-properties fo:text-align="justify" style:justify-single-word="false"/>
      <style:text-properties style:font-name="Arial2" officeooo:paragraph-rsid="00209220"/>
    </style:style>
    <style:style style:name="P7" style:family="paragraph" style:parent-style-name="Standard">
      <style:paragraph-properties fo:text-align="justify" style:justify-single-word="false"/>
      <style:text-properties style:font-name="Arial2" officeooo:paragraph-rsid="0022fac6"/>
    </style:style>
    <style:style style:name="P8" style:family="paragraph" style:parent-style-name="Standard">
      <style:paragraph-properties fo:text-align="start" style:justify-single-word="false"/>
      <style:text-properties style:font-name="Arial2"/>
    </style:style>
    <style:style style:name="P9" style:family="paragraph" style:parent-style-name="Standard">
      <style:paragraph-properties fo:text-align="start" style:justify-single-word="false"/>
      <style:text-properties style:font-name="Arial2" officeooo:paragraph-rsid="00210fb7"/>
    </style:style>
    <style:style style:name="P10" style:family="paragraph" style:parent-style-name="Standard">
      <style:text-properties style:font-name="Arial2" fo:font-style="normal" style:font-style-asian="normal" style:font-style-complex="normal"/>
    </style:style>
    <style:style style:name="P11" style:family="paragraph" style:parent-style-name="Standard">
      <style:text-properties style:font-name="Arial2" officeooo:paragraph-rsid="00096a7a"/>
    </style:style>
    <style:style style:name="P12" style:family="paragraph" style:parent-style-name="Standard">
      <style:text-properties style:font-name="Arial2" officeooo:rsid="000da5a1" officeooo:paragraph-rsid="00096a7a"/>
    </style:style>
    <style:style style:name="P13" style:family="paragraph" style:parent-style-name="Standard">
      <style:text-properties style:font-name="Arial2" officeooo:paragraph-rsid="000b473e"/>
    </style:style>
    <style:style style:name="P14" style:family="paragraph" style:parent-style-name="Standard">
      <style:text-properties style:font-name="Arial2" officeooo:rsid="000e3b08" officeooo:paragraph-rsid="000e3b08"/>
    </style:style>
    <style:style style:name="P15" style:family="paragraph" style:parent-style-name="Standard">
      <style:text-properties style:font-name="Arial2" officeooo:rsid="001191ad" officeooo:paragraph-rsid="001191ad"/>
    </style:style>
    <style:style style:name="P16" style:family="paragraph" style:parent-style-name="Standard">
      <style:text-properties style:font-name="Arial2" officeooo:paragraph-rsid="0017c88a"/>
    </style:style>
    <style:style style:name="P17" style:family="paragraph" style:parent-style-name="Standard">
      <style:paragraph-properties fo:text-align="justify" style:justify-single-word="false"/>
      <style:text-properties style:font-name="Arial2" officeooo:rsid="0017c88a" officeooo:paragraph-rsid="0017c88a"/>
    </style:style>
    <style:style style:name="P18" style:family="paragraph" style:parent-style-name="Standard">
      <style:text-properties style:font-name="Arial2" officeooo:rsid="0017c88a" officeooo:paragraph-rsid="0017c88a"/>
    </style:style>
    <style:style style:name="P19" style:family="paragraph" style:parent-style-name="Standard">
      <style:paragraph-properties fo:text-align="justify" style:justify-single-word="false"/>
      <style:text-properties style:font-name="Arial2" officeooo:rsid="00172d27" officeooo:paragraph-rsid="00172d27"/>
    </style:style>
    <style:style style:name="P20" style:family="paragraph" style:parent-style-name="Standard">
      <style:paragraph-properties fo:text-align="justify" style:justify-single-word="false"/>
      <style:text-properties style:font-name="Arial2" officeooo:rsid="001aa9b0" officeooo:paragraph-rsid="001aa9b0"/>
    </style:style>
    <style:style style:name="P21" style:family="paragraph" style:parent-style-name="Standard">
      <style:paragraph-properties fo:text-align="justify" style:justify-single-word="false"/>
      <style:text-properties style:font-name="Arial2" officeooo:rsid="001b9db5" officeooo:paragraph-rsid="001b9db5"/>
    </style:style>
    <style:style style:name="P22" style:family="paragraph" style:parent-style-name="Standard">
      <style:paragraph-properties fo:text-align="justify" style:justify-single-word="false"/>
      <style:text-properties style:font-name="Arial2" officeooo:rsid="001d69f1" officeooo:paragraph-rsid="001d69f1"/>
    </style:style>
    <style:style style:name="P23" style:family="paragraph" style:parent-style-name="Standard">
      <style:paragraph-properties fo:text-align="justify" style:justify-single-word="false"/>
      <style:text-properties style:font-name="Arial2" officeooo:rsid="00209220" officeooo:paragraph-rsid="00209220"/>
    </style:style>
    <style:style style:name="P24" style:family="paragraph" style:parent-style-name="Standard">
      <style:text-properties style:font-name="Arial2" officeooo:rsid="00209220" officeooo:paragraph-rsid="00209220"/>
    </style:style>
    <style:style style:name="P25" style:family="paragraph" style:parent-style-name="Standard">
      <style:text-properties style:font-name="Arial2" officeooo:paragraph-rsid="000f6e97"/>
    </style:style>
    <style:style style:name="P26" style:family="paragraph" style:parent-style-name="Standard">
      <style:text-properties style:font-name="Arial2" officeooo:paragraph-rsid="00209220"/>
    </style:style>
    <style:style style:name="P27" style:family="paragraph" style:parent-style-name="Standard">
      <style:text-properties style:font-name="Arial2" officeooo:paragraph-rsid="00210fb7"/>
    </style:style>
    <style:style style:name="P28" style:family="paragraph" style:parent-style-name="Standard">
      <style:text-properties style:font-name="Arial2" fo:font-size="12pt" officeooo:paragraph-rsid="00210fb7" style:font-size-asian="12pt" style:font-size-complex="12pt"/>
    </style:style>
    <style:style style:name="P29" style:family="paragraph" style:parent-style-name="Standard">
      <style:paragraph-properties fo:text-align="justify" style:justify-single-word="false"/>
      <style:text-properties style:font-name="Arial2" fo:font-size="12pt" officeooo:paragraph-rsid="00210fb7" style:font-size-asian="12pt" style:font-size-complex="12pt"/>
    </style:style>
    <style:style style:name="P30" style:family="paragraph" style:parent-style-name="Standard">
      <style:text-properties style:font-name="Arial2" officeooo:paragraph-rsid="0021925c"/>
    </style:style>
    <style:style style:name="P31" style:family="paragraph" style:parent-style-name="Standard">
      <style:paragraph-properties fo:text-align="justify" style:justify-single-word="false"/>
      <style:text-properties style:font-name="Arial2" fo:font-style="italic" fo:font-weight="bold" officeooo:rsid="000f3ea7" officeooo:paragraph-rsid="000f3ea7"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style:font-name="Arial2" officeooo:rsid="00120812" officeooo:paragraph-rsid="00120812"/>
    </style:style>
    <style:style style:name="P33" style:family="paragraph" style:parent-style-name="Standard">
      <style:text-properties style:font-name="Arial2" officeooo:rsid="0022fac6" officeooo:paragraph-rsid="0022fac6"/>
    </style:style>
    <style:style style:name="P34" style:family="paragraph" style:parent-style-name="Standard">
      <style:paragraph-properties fo:text-align="justify" style:justify-single-word="false"/>
      <style:text-properties style:font-name="Arial2" officeooo:rsid="0022fac6" officeooo:paragraph-rsid="0022fac6"/>
    </style:style>
    <style:style style:name="P35" style:family="paragraph" style:parent-style-name="Standard">
      <style:paragraph-properties fo:text-align="justify" style:justify-single-word="false"/>
      <style:text-properties style:font-name="Arial2" officeooo:rsid="00232456" officeooo:paragraph-rsid="00232456"/>
    </style:style>
    <style:style style:name="P36" style:family="paragraph" style:parent-style-name="Standard">
      <style:text-properties style:font-name="Arial1" officeooo:paragraph-rsid="00096a7a" style:font-name-asian="Arial1" style:font-name-complex="Arial1"/>
    </style:style>
    <style:style style:name="P37" style:family="paragraph" style:parent-style-name="Standard">
      <style:paragraph-properties fo:text-align="center" style:justify-single-word="false"/>
      <style:text-properties style:font-name="Arial1" fo:font-size="16pt" fo:font-weight="bold" officeooo:paragraph-rsid="00096a7a" style:font-name-asian="Arial1" style:font-size-asian="16pt" style:font-weight-asian="bold" style:font-name-complex="Arial1" style:font-size-complex="16pt" style:font-weight-complex="bold"/>
    </style:style>
    <style:style style:name="P38" style:family="paragraph" style:parent-style-name="Standard">
      <style:paragraph-properties fo:text-align="center" style:justify-single-word="false"/>
      <style:text-properties style:font-name="Arial1" fo:font-size="24pt" fo:font-weight="bold" officeooo:paragraph-rsid="00096a7a" style:font-name-asian="Arial1" style:font-size-asian="24pt" style:font-weight-asian="bold" style:font-name-complex="Arial1" style:font-size-complex="24pt" style:font-weight-complex="bold"/>
    </style:style>
    <style:style style:name="P39" style:family="paragraph" style:parent-style-name="Standard">
      <style:paragraph-properties fo:text-align="center" style:justify-single-word="false"/>
      <style:text-properties style:font-name="Arial1" fo:font-size="18pt" fo:font-weight="bold" officeooo:paragraph-rsid="00096a7a" style:font-name-asian="Arial1" style:font-size-asian="18pt" style:font-weight-asian="bold" style:font-name-complex="Arial1" style:font-size-complex="18pt" style:font-weight-complex="bold"/>
    </style:style>
    <style:style style:name="P40" style:family="paragraph" style:parent-style-name="Standard">
      <style:paragraph-properties fo:text-align="center" style:justify-single-word="false"/>
      <style:text-properties style:font-name="Arial1" fo:font-size="14pt" fo:font-weight="bold" officeooo:rsid="001ef85d" officeooo:paragraph-rsid="001ef85d" style:font-name-asian="Arial1" style:font-size-asian="12.25pt" style:font-weight-asian="bold" style:font-name-complex="Arial1" style:font-size-complex="14pt" style:font-weight-complex="bold"/>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rsid="00172d27" officeooo:paragraph-rsid="00172d27"/>
    </style:style>
    <style:style style:name="P43" style:family="paragraph" style:parent-style-name="Text_20_body">
      <style:text-properties officeooo:rsid="0017c88a" officeooo:paragraph-rsid="0017c88a"/>
    </style:style>
    <style:style style:name="P44" style:family="paragraph" style:parent-style-name="Text_20_body">
      <style:text-properties officeooo:paragraph-rsid="0017c88a"/>
    </style:style>
    <style:style style:name="P45" style:family="paragraph" style:parent-style-name="Standard">
      <style:paragraph-properties fo:text-align="justify" style:justify-single-word="false"/>
      <style:text-properties officeooo:rsid="00209220" officeooo:paragraph-rsid="00209220"/>
    </style:style>
    <style:style style:name="P46" style:family="paragraph" style:parent-style-name="Standard">
      <style:paragraph-properties fo:text-align="center" style:justify-single-word="false"/>
      <style:text-properties fo:color="#ff0000" loext:opacity="100%" fo:font-size="15pt" fo:font-weight="bold" officeooo:rsid="000f6e97" officeooo:paragraph-rsid="00209220" style:font-size-asian="15pt" style:font-weight-asian="bold" style:font-size-complex="15pt" style:font-weight-complex="bold"/>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7.503cm" style:type="right" style:leader-style="dotted" style:leader-text="."/>
        </style:tab-stops>
      </style:paragraph-properties>
    </style:style>
    <style:style style:name="P49" style:family="paragraph" style:parent-style-name="Contents_20_3">
      <style:paragraph-properties>
        <style:tab-stops>
          <style:tab-stop style:position="17.004cm" style:type="right" style:leader-style="dotted" style:leader-text="."/>
        </style:tab-stops>
      </style:paragraph-properties>
    </style:style>
    <style:style style:name="P50" style:family="paragraph" style:parent-style-name="Standard" style:master-page-name="Index">
      <style:paragraph-properties fo:text-align="justify" style:justify-single-word="false" style:page-number="auto" fo:break-before="page"/>
      <style:text-properties style:font-name="Arial2" fo:font-size="12pt" officeooo:paragraph-rsid="00210fb7" style:font-size-asian="12pt" style:font-size-complex="12pt"/>
    </style:style>
    <style:style style:name="P51" style:family="paragraph" style:parent-style-name="Preformatted_20_Text" style:master-page-name="First_20_Page">
      <style:paragraph-properties style:page-number="1"/>
      <style:text-properties officeooo:paragraph-rsid="00209220"/>
    </style:style>
    <style:style style:name="P52" style:family="paragraph" style:parent-style-name="Contents_20_Heading" style:master-page-name="Index">
      <style:paragraph-properties style:page-number="auto" fo:break-before="page"/>
    </style:style>
    <style:style style:name="P53" style:family="paragraph" style:parent-style-name="Footer">
      <style:paragraph-properties fo:text-align="center" style:justify-single-word="false"/>
      <style:text-properties officeooo:rsid="001ef85d" officeooo:paragraph-rsid="001ef85d"/>
    </style:style>
    <style:style style:name="P54" style:family="paragraph" style:parent-style-name="Footer">
      <style:paragraph-properties fo:text-align="center" style:justify-single-word="false"/>
      <style:text-properties officeooo:rsid="0019aeef" officeooo:paragraph-rsid="001ef85d"/>
    </style:style>
    <style:style style:name="P55" style:family="paragraph" style:parent-style-name="Heading_20_1" style:master-page-name="Standard">
      <style:paragraph-properties fo:margin-top="0cm" fo:margin-bottom="0cm" style:contextual-spacing="false" style:page-number="auto" fo:break-before="page"/>
      <style:text-properties fo:font-size="16pt" fo:background-color="transparent" style:font-size-asian="16pt" style:font-size-complex="16pt"/>
    </style:style>
    <style:style style:name="P56" style:family="paragraph" style:parent-style-name="Heading_20_1">
      <style:paragraph-properties fo:break-before="page"/>
    </style:style>
    <style:style style:name="P57" style:family="paragraph" style:parent-style-name="Heading_20_1" style:list-style-name="">
      <style:paragraph-properties>
        <style:tab-stops>
          <style:tab-stop style:position="1.016cm"/>
        </style:tab-stops>
      </style:paragraph-properties>
      <style:text-properties officeooo:rsid="00209220" officeooo:paragraph-rsid="00209220"/>
    </style:style>
    <style:style style:name="P58" style:family="paragraph" style:parent-style-name="Heading_20_2">
      <style:paragraph-properties fo:break-before="page"/>
    </style:style>
    <style:style style:name="P59" style:family="paragraph" style:parent-style-name="Heading_20_2">
      <style:text-properties style:font-name="Arial2"/>
    </style:style>
    <style:style style:name="P60" style:family="paragraph" style:parent-style-name="Heading_20_2" style:list-style-name="">
      <style:paragraph-properties>
        <style:tab-stops>
          <style:tab-stop style:position="1.016cm"/>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ef85d" style:font-weight-asian="bold" style:font-weight-complex="bold"/>
    </style:style>
    <style:style style:name="T3" style:family="text">
      <style:text-properties officeooo:rsid="001ef85d"/>
    </style:style>
    <style:style style:name="T4" style:family="text">
      <style:text-properties style:font-name="Arial2"/>
    </style:style>
    <style:style style:name="T5" style:family="text">
      <style:text-properties style:font-name="Arial2" officeooo:rsid="000e3b08"/>
    </style:style>
    <style:style style:name="T6" style:family="text">
      <style:text-properties style:font-name="Arial2" officeooo:rsid="00158980"/>
    </style:style>
    <style:style style:name="T7" style:family="text">
      <style:text-properties style:font-name="Arial2" officeooo:rsid="0017c88a"/>
    </style:style>
    <style:style style:name="T8" style:family="text">
      <style:text-properties style:font-name="Arial2" officeooo:rsid="001aa9b0"/>
    </style:style>
    <style:style style:name="T9" style:family="text">
      <style:text-properties fo:font-style="italic" style:font-style-asian="italic" style:font-style-complex="italic"/>
    </style:style>
    <style:style style:name="T10" style:family="text">
      <style:text-properties fo:font-style="italic" officeooo:rsid="0022fac6"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2pt" style:font-size-asian="12pt" style:font-size-complex="12pt"/>
    </style:style>
    <style:style style:name="T14" style:family="text">
      <style:text-properties style:text-line-through-style="solid" style:text-line-through-type="single" style:text-line-through-text="X"/>
    </style:style>
    <style:style style:name="T15" style:family="text">
      <style:text-properties officeooo:rsid="000546e0"/>
    </style:style>
    <style:style style:name="T16" style:family="text">
      <style:text-properties officeooo:rsid="0008532f"/>
    </style:style>
    <style:style style:name="T17" style:family="text">
      <style:text-properties officeooo:rsid="00096a7a"/>
    </style:style>
    <style:style style:name="T18" style:family="text">
      <style:text-properties officeooo:rsid="00508b94"/>
    </style:style>
    <style:style style:name="T19" style:family="text">
      <style:text-properties officeooo:rsid="000e3b08"/>
    </style:style>
    <style:style style:name="T20" style:family="text">
      <style:text-properties officeooo:rsid="000f345a"/>
    </style:style>
    <style:style style:name="T21" style:family="text">
      <style:text-properties officeooo:rsid="000f6e97"/>
    </style:style>
    <style:style style:name="T22" style:family="text">
      <style:text-properties fo:font-size="14pt" style:font-size-asian="14pt" style:font-size-complex="14pt"/>
    </style:style>
    <style:style style:name="T23" style:family="text">
      <style:text-properties officeooo:rsid="001191ad"/>
    </style:style>
    <style:style style:name="T24" style:family="text">
      <style:text-properties officeooo:rsid="00120812"/>
    </style:style>
    <style:style style:name="T25" style:family="text">
      <style:text-properties officeooo:rsid="0013db8e"/>
    </style:style>
    <style:style style:name="T26" style:family="text">
      <style:text-properties officeooo:rsid="00158980"/>
    </style:style>
    <style:style style:name="T27" style:family="text">
      <style:text-properties officeooo:rsid="0017c88a"/>
    </style:style>
    <style:style style:name="T28" style:family="text">
      <style:text-properties officeooo:rsid="0019aeef"/>
    </style:style>
    <style:style style:name="T29" style:family="text">
      <style:text-properties officeooo:rsid="001aa9b0"/>
    </style:style>
    <style:style style:name="T30" style:family="text">
      <style:text-properties officeooo:rsid="001b9db5"/>
    </style:style>
    <style:style style:name="T31" style:family="text">
      <style:text-properties officeooo:rsid="001d69f1"/>
    </style:style>
    <style:style style:name="T32" style:family="text">
      <style:text-properties officeooo:rsid="00209220"/>
    </style:style>
    <style:style style:name="T33" style:family="text">
      <style:text-properties officeooo:rsid="00210fb7"/>
    </style:style>
    <style:style style:name="T34" style:family="text">
      <style:text-properties officeooo:rsid="001e2b5c"/>
    </style:style>
    <style:style style:name="T35" style:family="text">
      <style:text-properties officeooo:rsid="01d43092"/>
    </style:style>
    <style:style style:name="T36" style:family="text">
      <style:text-properties officeooo:rsid="00165b45"/>
    </style:style>
    <style:style style:name="T37" style:family="text">
      <style:text-properties officeooo:rsid="01f22908"/>
    </style:style>
    <style:style style:name="T38" style:family="text">
      <style:text-properties officeooo:rsid="020cc451"/>
    </style:style>
    <style:style style:name="T39" style:family="text">
      <style:text-properties officeooo:rsid="01e21ff8"/>
    </style:style>
    <style:style style:name="T40" style:family="text">
      <style:text-properties officeooo:rsid="01d4648d"/>
    </style:style>
    <style:style style:name="T41" style:family="text">
      <style:text-properties officeooo:rsid="01cee2d2"/>
    </style:style>
    <style:style style:name="T42" style:family="text">
      <style:text-properties officeooo:rsid="01cdb2d8"/>
    </style:style>
    <style:style style:name="T43" style:family="text">
      <style:text-properties officeooo:rsid="0183c04c"/>
    </style:style>
    <style:style style:name="T44" style:family="text">
      <style:text-properties officeooo:rsid="0021925c"/>
    </style:style>
    <style:style style:name="T45" style:family="text">
      <style:text-properties officeooo:rsid="0022fac6"/>
    </style:style>
    <style:style style:name="T46" style:family="text">
      <style:text-properties officeooo:rsid="00232456"/>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6"/>
      <text:p text:style-name="P38">ACAS</text:p>
      <text:p text:style-name="P38"/>
      <text:p text:style-name="P39">Applewood Computers Accounting System</text:p>
      <text:p text:style-name="P37"/>
      <text:p text:style-name="P37"/>
      <text:p text:style-name="P37"><text:span text:style-name="T17">General</text:span> Ledger</text:p>
      <text:p text:style-name="P37"/>
      <text:p text:style-name="P37"/>
      <text:p text:style-name="P37">Reference Manual</text:p>
      <text:p text:style-name="P37"/>
      <text:p text:style-name="P40">v3.02</text:p>
      <text:p text:style-name="Standard"/>
      <text:p text:style-name="Standard"/>
      <text:p text:style-name="Standard"/>
      <text:p text:style-name="Standard"/>
      <text:p text:style-name="P46">THIS MANUAL IS IN REWRITE</text:p>
      <text:p text:style-name="P46"><text:span text:style-name="T32">At least as soon as I have time to test it but no time soon, so looking for volunteers to do so</text:span>.</text:p>
      <text:p text:style-name="P25"/>
      <text:p text:style-name="P50">This document forms part of the <text:span text:style-name="T33">General Ledger</text:span><text:span text:style-name="T34"> Manual </text:span><text:span text:style-name="T33">and </text:span>for <text:span text:style-name="T34">all ACAS system components which is the </text:span>Applewood Computers Accounting System and is :</text:p>
      <text:p text:style-name="P29"/>
      <text:p text:style-name="P28">Copyright © <text:s/>Applewood Computers<text:span text:style-name="T35"> </text:span><text:span text:style-name="T36">and Vincent B Coen </text:span><text:span text:style-name="T35">1980 - </text:span><text:span text:style-name="T37">202</text:span><text:span text:style-name="T46">5</text:span><text:span text:style-name="T38"> and later.</text:span></text:p>
      <text:p text:style-name="P9"/>
      <text:p text:style-name="P27">Which Includes :</text:p>
      <text:p text:style-name="P27"><text:tab/><text:tab/>IRS – Incomplete Records System (used in place of GL)</text:p>
      <text:p text:style-name="P27"><text:tab/><text:tab/><text:span text:style-name="T42">Sales Ledger also known as </text:span>Accounts Receivable<text:span text:style-name="T39"> and as SL</text:span></text:p>
      <text:p text:style-name="P27"><text:tab/><text:tab/><text:span text:style-name="T42">Purchase Ledger also known as Accoun</text:span>ts Payable<text:span text:style-name="T39"> and PL</text:span></text:p>
      <text:p text:style-name="P27"><text:tab/><text:tab/><text:span text:style-name="T44"><text:tab/></text:span>Invoicing (module/s added into Sales <text:span text:style-name="T41">and Purchase Ledger)</text:span></text:p>
      <text:p text:style-name="P27"><text:tab/><text:tab/><text:span text:style-name="T42">Stock Control also known as Inventory </text:span>with links to Sales <text:span text:style-name="T41">&amp; </text:span>Purchase</text:p>
      <text:p text:style-name="P30"><text:span text:style-name="T40"><text:tab/></text:span> <text:tab/>Nominal<text:span text:style-name="T41"> or General</text:span> Ledger <text:span text:style-name="T42">also </text:span>referred to as GL</text:p>
      <text:p text:style-name="P30"/>
      <text:p text:style-name="P27"><text:span text:style-name="T43">Supplied with commercial versions only and subject to a yearly maintenance fee:</text:span><text:tab/></text:p>
      <text:p text:style-name="P11"><text:tab/><text:tab/><text:span text:style-name="T31">*</text:span>Payroll</text:p>
      <text:p text:style-name="P11"><text:tab/><text:tab/><text:span text:style-name="T31">*Eshop link processing</text:span></text:p>
      <text:p text:style-name="P11"/>
      <text:p text:style-name="P11">Each sub system has its own documentation as well as a complete system overview.</text:p>
      <text:p text:style-name="P22">* Not available as open source.</text:p>
      <text:p text:style-name="P22"/>
      <text:p text:style-name="P4"><text:span text:style-name="T32">The ACAS</text:span> system has grown up from a product written in machine code and assembler for IBM 1401 and ICL 1501 in early 1963/4, to one written in C<text:span text:style-name="T20">B</text:span>asic. Microsoft Basic <text:s/>and finally Cobol in its many guises from Micro <text:span text:style-name="T33">F</text:span>ocus Level 1 Cobol, Cis Cobol, ICL 1900, 2900 Cobol, IBM Cobol II and finally Open <text:span text:style-name="T18">&amp; GnuCOBOL</text:span>.<text:span text:style-name="T32"> </text:span></text:p>
      <text:p text:style-name="P4"/>
      <text:p text:style-name="P4"/>
      <text:p text:style-name="P31">This document is to be <text:span text:style-name="T45">updated</text:span> to support v3.02 after system testing.</text:p>
      <text:p text:style-name="P4"/>
      <text:p text:style-name="P2">Date rewritten on to PC <text:s text:c="2"/>- <text:s text:c="2"/>September 1982</text:p>
      <text:p text:style-name="P2">Copyright © <text:s/>Applewood Computers</text:p>
      <text:p text:style-name="P2"/>
      <text:p text:style-name="P12">17 Stag Green Avenue</text:p>
      <text:p text:style-name="P12">Hatfield</text:p>
      <text:p text:style-name="P12">Hertfordshire</text:p>
      <text:p text:style-name="P12">AL9 5EB</text:p>
      <text:p text:style-name="P12">United Kingdom</text:p>
      <text:p text:style-name="P11"/>
      <text:p text:style-name="P2">Support email: <text:s/>vbcoen@<text:span text:style-name="T20">gmail</text:span>.com</text:p>
      <text:p text:style-name="P2"/>
      <text:p text:style-name="P2">Rewritten/Copied to OOo: <text:span text:style-name="T21">September 2009.</text:span></text:p>
      <text:p text:style-name="P2">Revision:<text:tab/><text:tab/><text:tab/><text:editing-cycles>26</text:editing-cycles></text:p>
      <text:p text:style-name="P13">Version Date:<text:tab/><text:tab/><text:date style:data-style-name="N41" text:date-value="2025-01-18T21:41:55.333944582">18 January 2025</text:date> <text:modification-time style:data-style-name="N61">18:43:04</text:modification-time></text:p>
      <text:p text:style-name="P13">Word Processor:<text:tab/><text:tab/>LibreOffice<text:span text:style-name="T3"> 7.</text:span><text:span text:style-name="T33">5</text:span> or later</text:p>
      <text:p text:style-name="P18">For software version:<text:tab/>v3.02<text:span text:style-name="T45"> via the nightly builds</text:span>.</text:p>
      <text:p text:style-name="P2"/>
      <text:p text:style-name="P2"><text:span text:style-name="T14">1</text:span> 3 5 7 9 <text:span text:style-name="T14">0</text:span> 2 4 6 8</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47">1 Overview<text:tab/>4</text:p>
          <text:p text:style-name="P47">2 GL basic operations<text:tab/>5</text:p>
          <text:p text:style-name="P47">3 Special Notes<text:tab/>6</text:p>
          <text:p text:style-name="P48">3.1. Current General Ledger versions<text:tab/>6</text:p>
          <text:p text:style-name="P47">4 General Ledger Usage Options<text:tab/>7</text:p>
          <text:p text:style-name="P48">4.1. Accounts Usage<text:tab/>7</text:p>
          <text:p text:style-name="P48">4.2. Data Entry Protocol<text:tab/>8</text:p>
          <text:p text:style-name="P49">4.2.1 Forced Data Entry Protocol (Batched) Figure 1.<text:tab/>8</text:p>
          <text:p text:style-name="P48">4.4. Reporting<text:tab/>9</text:p>
          <text:p text:style-name="P47">5 Security Procedures &amp; Archiving<text:tab/>10</text:p>
          <text:p text:style-name="P47">6 Chart of Accounts<text:tab/>11</text:p>
          <text:p text:style-name="P48">6.1. Profit Centres / Branches<text:tab/>12</text:p>
          <text:p text:style-name="P48">6.2. Account Additions<text:tab/>13</text:p>
          <text:p text:style-name="P48">6.3. Accounts Amendment / Deletion<text:tab/>14</text:p>
          <text:p text:style-name="P47">7 Posting<text:tab/>15</text:p>
          <text:p text:style-name="P47">8 Final &amp; Interim Accounts<text:tab/>16</text:p>
          <text:p text:style-name="P47">9 Audit Trail<text:tab/>17</text:p>
          <text:p text:style-name="P47">10 Reports and their variations<text:tab/>18</text:p>
          <text:p text:style-name="P47">11 Appendix A<text:tab/>19</text:p>
          <text:p text:style-name="P48">11.1. Final Accounts – Proforma Figure 2<text:tab/>19</text:p>
          <text:p text:style-name="P47">12 Appendix B<text:tab/>20</text:p>
          <text:p text:style-name="P48">12.1. Disc File Layouts - GL<text:tab/>20</text:p>
          <text:p text:style-name="P48">12.2. System File Cross Reference – GL<text:tab/>20</text:p>
          <text:p text:style-name="P48">12.3. Screen Layouts - GL<text:tab/>20</text:p>
          <text:p text:style-name="P48">12.4. Print Layouts - GL<text:tab/>20</text:p>
          <text:p text:style-name="P48">12.5. SQL Layouts. Triggers, Procedures - GL<text:tab/>20</text:p>
        </text:index-body>
      </text:table-of-content>
      <text:p text:style-name="P2"/>
      <text:p text:style-name="P2"/>
      <text:h text:style-name="P55" text:outline-level="1"><text:bookmark-start text:name="__RefHeading___Toc1018_2095239991"/>Overview<text:bookmark-end text:name="__RefHeading___Toc1018_2095239991"/></text:h>
      <text:p text:style-name="P6"/>
      <text:p text:style-name="P7">This version uses Cobol standard flat indexed &amp; random files <text:span text:style-name="T20">as well as</text:span> <text:span text:style-name="T20">offering rdbms </text:span>SQL i.e., MySql, <text:span text:style-name="T45">Mariadb, </text:span>DB2<text:span text:style-name="T45">, Oracle, etc,</text:span> to aid in source maintenance for users and usability for the smaller company without the facility of a computer support department. <text:s/>GnuCOBOL does not offer common SQL operations. <text:span text:style-name="T20">But version 3.02 of the ACAS system</text:span> support<text:span text:style-name="T28">s</text:span> Mysql<text:span text:style-name="T45">, Mariadb</text:span> <text:span text:style-name="T20">and possibly P</text:span>ostgres, DB2 and Oracle <text:span text:style-name="T20">as time and requests for doing so are received</text:span>.</text:p>
      <text:p text:style-name="P6"/>
      <text:p text:style-name="P3">The General<text:tab/>(or Nominal) Ledger modules provides a system for recording the financial affairs of an organisation and producing reports thereon. <text:s/>In particular this system produces Trial Balance, Trading, <text:s/>Profit and Loss and Balance Sheets as the final products, with an audit trail consisting of transaction input, posting and ledger reports.</text:p>
      <text:p text:style-name="P3"/>
      <text:p text:style-name="P3">In order to enhance the power of the system a variety of additional facilities are offered as either discretionary or mandatory. These additional facilities fall into four distinct categories as follows:</text:p>
      <text:p text:style-name="P3"/>
      <text:p text:style-name="P2"><text:tab/>(i) <text:s text:c="2"/><text:tab/>General Ledger usage option<text:span text:style-name="T24">s.</text:span></text:p>
      <text:p text:style-name="P2"><text:tab/>(ii) <text:s text:c="3"/><text:tab/>Spool options (Automatic on Linux, Unix, <text:span text:style-name="T25">Mac (OSX)</text:span> <text:span text:style-name="T25">&amp; Windows</text:span> systems).</text:p>
      <text:p text:style-name="P2"><text:s text:c="3"/><text:tab/>(iii) <text:s text:c="2"/><text:tab/>Logging options (<text:span text:style-name="T25">Only</text:span> present on some versions).</text:p>
      <text:p text:style-name="P2"><text:s text:c="4"/><text:tab/>(iv)<text:tab/>Security procedures and archiving.</text:p>
      <text:p text:style-name="P2"/>
      <text:p text:style-name="P3"><text:span text:style-name="T24">Note that these are dependent on the platform in use. </text:span>Only the last category is mandatory in that the security procedures and their associated recovery procedures are an integral part of the system; <text:s/>but archiving is optional. A separate chapter in this document is devoted to each category.</text:p>
      <text:p text:style-name="P3"/>
      <text:p text:style-name="P3">The <text:s/>General Ledger (or IRS) is the central module of ACAS and with the Sales and Purchase Ledgers forms the core of this integrated system<text:span text:style-name="T45"> along with Stock Control</text:span>. <text:s/>Essentially the GL. functions as a stand-alone or <text:s/>integrated module without significant differences. <text:s/>However at the reporting stage <text:s/>there are certain differences when part of an integrated system. <text:s/>This effects in particular Cash Book &amp; VAT reports which may be more comprehensive in an integrated system. <text:s/>Although ACAS is designed as a multi-user system the GL. <text:span text:style-name="T24">system</text:span> is <text:span text:style-name="T20">normally </text:span>used as single user <text:span text:style-name="T20">operations</text:span><text:span text:style-name="T45">,</text:span><text:span text:style-name="T20"> at least during data input</text:span>.</text:p>
      <text:p text:style-name="P3"/>
      <text:p text:style-name="P32">Users should read the manual ACAS – Building the ACAS system prior to running and here you will find all warning and error messages produce by all elements of the ACAS (Applewood Computers Accounting System).</text:p>
      <text:p text:style-name="P32"/>
      <text:p text:style-name="P34">It is recommended to also read ACAS - IRS User Manual which goes into greater depth and is a more complete manual. IRS has been tested and used for many years by many accountants and book keepers. <text:s/>GL should not be used by people without a book keeper or accountant type background or without such a person available.</text:p>
      <text:p text:style-name="P35"/>
      <text:p text:style-name="P35">The only benefit of using General over IRS is for the use of Profit Centres or Branch accounting, but it should be noted that both can be done using IRS with the usage of account numbering for both main and sub-nominal account codes and the use of the left most digit to record the branch or profit centre.</text:p>
      <text:p text:style-name="P34"/>
      <text:h text:style-name="P56" text:outline-level="1"><text:bookmark-start text:name="__RefHeading___Toc35057_102872251"/>GL <text:span text:style-name="T46">B</text:span>asic <text:span text:style-name="T46">O</text:span>perations<text:bookmark-end text:name="__RefHeading___Toc35057_102872251"/></text:h>
      <text:p text:style-name="P33"/>
      <text:p text:style-name="P2"><text:s text:c="5"/>For GL. <text:s/>purposes there are three types of account <text:s/>records as follows:</text:p>
      <text:p text:style-name="P2"><text:s text:c="5"/><text:tab/>(i) <text:s/><text:tab/>Header <text:s text:c="2"/>"0"</text:p>
      <text:p text:style-name="P2"><text:s text:c="4"/><text:tab/>(ii) <text:s/><text:tab/>Detail<text:tab/> <text:s text:c="3"/>"1"</text:p>
      <text:p text:style-name="P2"><text:s text:c="3"/><text:tab/>(iii) <text:s/><text:tab/>Special <text:s text:c="2"/>"9"</text:p>
      <text:p text:style-name="P2"/>
      <text:p text:style-name="P3">Header <text:s/>records, <text:s/>may not be posted to, and include<text:span text:style-name="T15">s </text:span>a level code <text:span text:style-name="T15">in the range</text:span> 1 to <text:span text:style-name="T25">4</text:span> which defines their total level; <text:s/>where 1 is the highest <text:span text:style-name="T15">&amp;</text:span> most inclusive and <text:span text:style-name="T25">4</text:span> <text:span text:style-name="T15">is </text:span>the lowest <text:span text:style-name="T15">&amp;</text:span> least <text:s/>inclusive. <text:s/>This is used for reporting.</text:p>
      <text:p text:style-name="P3"/>
      <text:p text:style-name="P3">Detail &amp; Special records are effectively the same except that special records can only be Capital Accounts and define those accounts which are to be included in the <text:span text:style-name="T25">optional </text:span>Source &amp; Applications of Funds report.</text:p>
      <text:p text:style-name="P3"/>
      <text:p text:style-name="P3">For final account purposes, there are eight account types, each with two or more sub-divisions. <text:s/>These are on follow:</text:p>
      <text:p text:style-name="P3"/>
      <text:p text:style-name="P2">A-D <text:s/><text:tab/>1 <text:s text:c="4"/><text:tab/>Income Accounts<text:tab/><text:tab/>- four possible sub-divisions</text:p>
      <text:p text:style-name="P2">E-H <text:s/><text:tab/>2 <text:s text:c="4"/><text:tab/>Direct Cost Accounts<text:tab/>- four possible sub-divisions</text:p>
      <text:p text:style-name="P2">I-J <text:s/><text:tab/>3 <text:s text:c="4"/><text:tab/>Sundry Income Accounts <text:tab/>- two possible sub-divisions</text:p>
      <text:p text:style-name="P2">K-N <text:s/><text:tab/>4 <text:s text:c="4"/><text:tab/>Indirect Cost Accounts <text:tab/>- four possible sub-divisions</text:p>
      <text:p text:style-name="P2">O-Q <text:s/><text:tab/>5 <text:s text:c="4"/><text:tab/>Fixed Assets<text:span text:style-name="T32"><text:tab/></text:span><text:tab/><text:tab/>- three possible sub-divisions</text:p>
      <text:p text:style-name="P2">R-T <text:s/><text:tab/>6 <text:s text:c="4"/><text:tab/>Current Assets<text:tab/><text:tab/>- three possible sub-divisions</text:p>
      <text:p text:style-name="P2">U-V <text:s/><text:tab/>7 <text:s text:c="4"/><text:tab/>Current Liabilities <text:tab/><text:tab/>- two <text:s/>possible sub-divisions</text:p>
      <text:p text:style-name="P2">W-Z <text:s/><text:tab/>8<text:tab/>Capital Accounts <text:tab/><text:tab/>- four possible sub-divisions</text:p>
      <text:p text:style-name="P2"/>
      <text:p text:style-name="P2"><text:s text:c="5"/>These are described in detail on Chapter 6<text:span text:style-name="T20">#</text:span> and 8<text:span text:style-name="T20">#</text:span>.</text:p>
      <text:p text:style-name="P2"/>
      <text:h text:style-name="P57" text:outline-level="1"/>
      <text:h text:style-name="P56" text:outline-level="1"><text:bookmark-start text:name="__RefHeading___Toc45432_780005815"/>Special Notes<text:bookmark-end text:name="__RefHeading___Toc45432_780005815"/></text:h>
      <text:p text:style-name="P23"/>
      <text:p text:style-name="P23">This General Ledger system unlike the rest of ACAS, was written in the 80's by a separate programmer with a brief to utilise some of the methods used in IRS but support for larger amounts to the billions, account numbers of 10 digits and multi branch and Profit centres.</text:p>
      <text:p text:style-name="P23">Versions from 2.50, only uses 6 digit account numbers and transaction values to 10 Million -1.</text:p>
      <text:p text:style-name="P6"/>
      <text:h text:style-name="Heading_20_2" text:outline-level="2"><text:bookmark-start text:name="__RefHeading___Toc45434_780005815"/>Current General Ledger versions<text:bookmark-end text:name="__RefHeading___Toc45434_780005815"/></text:h>
      <text:p text:style-name="P6"/>
      <text:p text:style-name="P45">Note that the General Ledger system has had minimal work done to it other than migrating over to the GnuCobol complier<text:span text:style-name="T45">, </text:span>tested by building it and<text:span text:style-name="T45">,</text:span> minor functional testing.</text:p>
      <text:p text:style-name="P45"/>
      <text:p text:style-name="P45">One area of note is that unlike IRS, it closes off and then deletes the posting file each quarter. </text:p>
      <text:p text:style-name="P45"/>
      <text:p text:style-name="P45">This, I feel is wrong<text:span text:style-name="T45">,</text:span> and the IRS method <text:span text:style-name="T45">should be </text:span>adopted, where the posting file is maintained until the end of the financial year end and after End of Year accounts are updated with the brought forward totals etc.</text:p>
      <text:p text:style-name="P26"/>
      <text:p text:style-name="P24">This is possibly a left over from the days of using floppy disks and the like as removable media.</text:p>
      <text:p text:style-name="P24"/>
      <text:p text:style-name="P23">I should point out that for the last 40+ years I have used the IRS system as the General ledger system for my own companies and that of accountants and clients and with limited testing of the GL version have found that all nominal account requirements have been fully covered along with ease of use. but there again I am not an accountant.<text:span text:style-name="T45"> That said IRS was designed by accountants and is currently still in use by many of them.</text:span></text:p>
      <text:p text:style-name="P23"/>
      <text:h text:style-name="P56" text:outline-level="1"><text:bookmark-start text:name="__RefHeading___Toc1020_2095239991"/>General Ledger Usage Options<text:bookmark-end text:name="__RefHeading___Toc1020_2095239991"/></text:h>
      <text:p text:style-name="P2"/>
      <text:p text:style-name="P3">In order to provide the maximum of user <text:s/>control over the facilities offered, a parameter controlled approach is adopted. <text:s/>The usage options provided, are divided into three sub-categories relating to account usage, date entry protocols and reporting.</text:p>
      <text:p text:style-name="P3"/>
      <text:h text:style-name="Heading_20_2" text:outline-level="2"><text:bookmark-start text:name="__RefHeading___Toc1022_2095239991"/>A<text:span text:style-name="T22">ccounts Usage</text:span><text:bookmark-end text:name="__RefHeading___Toc1022_2095239991"/></text:h>
      <text:p text:style-name="P2"/>
      <text:p text:style-name="P3">The user can select either Profit Centre, Branch <text:s/>Accounting <text:s/>or neither, and may elect to have a <text:s/>sub- nominal <text:s/>facility <text:span text:style-name="T25">which is the default</text:span>. <text:s/>Profit Centre and Branch accounting differ only in report headings used. <text:s/>The account numbering system <text:s/>employed, allows for f<text:span text:style-name="T25">our</text:span> digit account numbers <text:s/>and t<text:span text:style-name="T25">wo</text:span> <text:s/>digit <text:s/>profit centres. <text:s/>In normal <text:s/>accounting, <text:s/>profit centre <text:s/>and branch accounts are only employed for revenue items; <text:s/>GL. however, permits this for both Revenue <text:s/>and Capital Accounts. <text:s/>At system set-up either Revenue or Revenue &amp; Capital <text:s/>or <text:s/>none <text:s/>may be specified <text:s/>and <text:s/>whether <text:s/>Profit Centres or Branches are to be used, (In the remainder of <text:s/>this document, except where specifically stated, the name Profit Centres &amp; Branches are used interchangeably). <text:s/>Selection of the Profit Centre facility extends the variety of reports available - see chapter 10<text:span text:style-name="T20">#</text:span>.</text:p>
      <text:p text:style-name="P3"/>
      <text:p text:style-name="P3">In addition to Profit Centres there is also a sub-nominal capability. <text:s/><text:span text:style-name="T25">T</text:span>his provides a maximum of ninety-nine sub-nominals. <text:s/>This is implemented by effectively <text:s/>splitting the account number into two <text:s/>portions <text:span text:style-name="T24">a</text:span> <text:span text:style-name="T24">four</text:span> digits account number and <text:span text:style-name="T24">two</text:span> digit <text:s/>sub-nominal. {Another version of ACAS offers 10 digit nominals and 10 digit sub-nominals for those companies that require a much larger capability}. <text:span text:style-name="T24">T</text:span>he "owning" record must have a sub-nominal of two zeros; <text:s/>which may be a header record. <text:s/>The details of reporting with sub-nominal are described in chapter 6<text:span text:style-name="T20">#</text:span>, 8<text:span text:style-name="T20">#</text:span> &amp; 10<text:span text:style-name="T20">#</text:span>.</text:p>
      <text:p text:style-name="P8"/>
      <text:p text:style-name="P8">Certain constraints on Account and Sub-Nominal usage will now be discussed:</text:p>
      <text:p text:style-name="P8"/>
      <text:p text:style-name="P3">(i) <text:s/>If Sales and/or Purchase Ledger modules are to be used, then a block of 999 ledger accounts must be used for each. <text:s/>This is done by specifying that a given leftmost or highest digit can only be used with that ledger, e.g. <text:s/>if the digit 1 is specified for Sales Ledger then the account numbers 1001 through 1999 can only be used for Sales Ledger accounts and the account number 1000 is automatically used by Sales Ledger as the Sales Ledger Control Account. Likewise 2 is normally used for Purchase Ledger <text:span text:style-name="T24">with exactly the same processes as for Sales</text:span>.</text:p>
      <text:p text:style-name="P3"/>
      <text:p text:style-name="P3">(ii) <text:s/>If profit Centres are used, the profit centre - zero (0) must be set-up for use as the consolidated account and a separate profit centre established as the Establishment accounts.</text:p>
      <text:p text:style-name="P8"/>
      <text:p text:style-name="P3">e.g. <text:s text:c="2"/>if the organisation has four branches North, South<text:span text:style-name="T28">, </text:span>East and West six profit centre <text:s/>codes <text:span text:style-name="T24">c</text:span>ould be employed:</text:p>
      <text:p text:style-name="P2"/>
      <text:p text:style-name="P2"><text:tab/>a) <text:tab/>"00" - Consolidation</text:p>
      <text:p text:style-name="P2"><text:tab/>b) <text:tab/>"10" - Establishment</text:p>
      <text:p text:style-name="P2"><text:tab/>c) <text:tab/>"21" - North</text:p>
      <text:p text:style-name="P2"><text:tab/>d) <text:tab/>"22" - South</text:p>
      <text:p text:style-name="P2"><text:tab/>e) <text:tab/>"37" - East</text:p>
      <text:p text:style-name="P2"><text:tab/>f) <text:tab/>“64" - West</text:p>
      <text:p text:style-name="P10"/>
      <text:h text:style-name="P58" text:outline-level="2"><text:bookmark-start text:name="__RefHeading___Toc1024_2095239991"/>Data Entry Protocol<text:bookmark-end text:name="__RefHeading___Toc1024_2095239991"/></text:h>
      <text:p text:style-name="P2"/>
      <text:p text:style-name="P3">The user can force a posting cycle to be employed, whereby after transactions are input they must be posted and the amendment programs entered - to sign off <text:s/>the batch, <text:s/>before posting can be performed. <text:s/>If amendments are entered, then the cycle is assured to have started anew. This option if selected, ensures a disciplined <text:s/>approach <text:s/>to data entry. Batching is not a mandatory part of the system but batch numbers are supported. The enforced <text:s/>data entry protocol is best shown diagrammatically in the form of a flow-chart as below.</text:p>
      <text:p text:style-name="P2"/>
      <text:p text:style-name="P2"/>
      <text:h text:style-name="Heading_20_3" text:outline-level="3"><text:bookmark-start text:name="__RefHeading___Toc1026_2095239991"/>Forced Data Entry Protocol (Batched) Figure 1.<text:bookmark-end text:name="__RefHeading___Toc1026_2095239991"/></text:h>
      <text:p text:style-name="P2"/>
      <text:p text:style-name="P2"/>
      <text:p text:style-name="P2"><text:tab/><text:tab/><text:tab/> <text:s text:c="5"/>Transaction</text:p>
      <text:p text:style-name="P2"><text:tab/><text:tab/><text:tab/><text:tab/> Input</text:p>
      <text:p text:style-name="P2"><text:tab/><text:tab/><text:tab/><text:tab/> <text:s text:c="3"/>|</text:p>
      <text:p text:style-name="P2"><text:tab/>|----------------------------&gt;|</text:p>
      <text:p text:style-name="P2"><text:tab/><text:span text:style-name="T19">|</text:span><text:tab/><text:tab/><text:tab/> <text:s text:c="3"/>|</text:p>
      <text:p text:style-name="P2"><text:tab/>|<text:tab/><text:tab/> <text:s text:c="5"/>Transaction</text:p>
      <text:p text:style-name="P2"><text:tab/>|<text:tab/><text:tab/><text:tab/>Listing</text:p>
      <text:p text:style-name="P2"><text:tab/>|<text:tab/><text:tab/><text:tab/> <text:s text:c="3"/>|</text:p>
      <text:p text:style-name="P2"><text:tab/>|<text:tab/><text:tab/><text:tab/> <text:s text:c="3"/>|</text:p>
      <text:p text:style-name="P2"><text:tab/>|<text:tab/><text:tab/> <text:s text:c="5"/>Amendment</text:p>
      <text:p text:style-name="P2"><text:tab/>|<text:tab/><text:tab/><text:tab/> Input</text:p>
      <text:p text:style-name="P2"><text:tab/>|<text:tab/><text:tab/><text:tab/> <text:s text:c="3"/>|</text:p>
      <text:p text:style-name="P2"><text:tab/><text:span text:style-name="T19">^</text:span><text:tab/><text:tab/><text:tab/> <text:s text:c="3"/>|</text:p>
      <text:p text:style-name="P2"><text:tab/>|--------<text:tab/> <text:span text:style-name="T19">Yes </text:span>--<text:span text:style-name="T19">&lt;</text:span>-----Amendments</text:p>
      <text:p text:style-name="P2"><text:tab/><text:tab/><text:tab/><text:tab/>Entered?</text:p>
      <text:p text:style-name="P2"><text:tab/><text:tab/><text:tab/><text:tab/> <text:s text:c="3"/>|</text:p>
      <text:p text:style-name="P2"><text:tab/><text:tab/><text:tab/><text:tab/> <text:s text:c="3"/>|</text:p>
      <text:p text:style-name="P2"><text:tab/><text:tab/><text:tab/> <text:s text:c="7"/><text:span text:style-name="T13"><text:s/>No</text:span> |</text:p>
      <text:p text:style-name="P2"><text:tab/><text:tab/><text:tab/><text:tab/> <text:s text:c="3"/>|</text:p>
      <text:p text:style-name="P2"><text:tab/><text:tab/><text:tab/><text:tab/> <text:s text:c="3"/>|</text:p>
      <text:p text:style-name="P2"><text:tab/><text:tab/><text:tab/><text:tab/> <text:s text:c="3"/>|</text:p>
      <text:p text:style-name="P2"><text:s/><text:tab/><text:tab/><text:tab/> <text:s text:c="9"/>Posting</text:p>
      <text:p text:style-name="P2"/>
      <text:h text:style-name="P59" text:outline-level="2"/>
      <text:p text:style-name="P2">to be redrawn using kvisio or similar</text:p>
      <text:p text:style-name="P2"/>
      <text:h text:style-name="P58" text:outline-level="2"><text:bookmark-start text:name="__RefHeading___Toc1028_2095239991"/>Reporting<text:bookmark-end text:name="__RefHeading___Toc1028_2095239991"/></text:h>
      <text:p text:style-name="P2"/>
      <text:p text:style-name="P6">This relates to the production of ledger reports; once <text:s/>the Security Routines are entered and unless archiving is employed, the possibility of producing the ledgers is lost. </text:p>
      <text:p text:style-name="P6"/>
      <text:p text:style-name="P6">To ensure that ledgers are always printed before a security run, a facility is provided to optionally force ledger output first.</text:p>
      <text:p text:style-name="P41"/>
      <text:h text:style-name="P56" text:outline-level="1"><text:bookmark-start text:name="__RefHeading___Toc1030_2095239991"/>Security Procedures &amp; Archiving<text:bookmark-end text:name="__RefHeading___Toc1030_2095239991"/></text:h>
      <text:p text:style-name="P2"/>
      <text:p text:style-name="P3">This chapter deals with the automatic backup and recovery facilities available within the General Ledger Recovery procedures include both computer files and reports. This latter facility is only available if archiving is selected as a system facility and is only applicable to version 1 of the software. <text:span text:style-name="T9">Later versions do not use the file naming conventions of '.txt' but '.dat' and the way it works is very dependent on the operating system. Please read the documentation that is supplied for your system.</text:span></text:p>
      <text:p text:style-name="P3"/>
      <text:p text:style-name="P34">For v3.02 the system fully supports the use of a database based on Mysql or Mariadb as configured in the system parameter file.</text:p>
      <text:p text:style-name="P2"/>
      <text:p text:style-name="P14">NOTE: The archiving and therefore the usage of generation processing is being revised and will be discontinued for v3.02 of the package.</text:p>
      <text:p text:style-name="P14"/>
      <text:p text:style-name="P15">THIS SECTION IS <text:span text:style-name="T26">MOSTLY </text:span>DISCONTINUED.</text:p>
      <text:p text:style-name="P15"/>
      <text:p text:style-name="P14"><text:span text:style-name="T9">THIS IS TO BE UPDATED </text:span><text:span text:style-name="T10">like most of this manual</text:span>.</text:p>
      <text:h text:style-name="P56" text:outline-level="1"><text:bookmark-start text:name="__RefHeading___Toc1032_2095239991"/>Chart of Accounts<text:bookmark-end text:name="__RefHeading___Toc1032_2095239991"/></text:h>
      <text:p text:style-name="P2"/>
      <text:p text:style-name="P3"><text:span text:style-name="T16">Now we d</text:span>eal with the actual ledgers as held on <text:span text:style-name="T19">file or in tables</text:span>, It must be stressed that the Ledger <text:span text:style-name="T26">records</text:span> only holds balances. The balances are signed and obey the convention:</text:p>
      <text:p text:style-name="P3"/>
      <text:p text:style-name="P2"><text:tab/><text:tab/><text:tab/><text:tab/>Negative is CREDIT</text:p>
      <text:p text:style-name="P2"><text:tab/><text:tab/><text:tab/><text:tab/>Positive is DEBIT</text:p>
      <text:p text:style-name="P2"/>
      <text:p text:style-name="P3">The ability to produce conventional ledgers showing individual transactions come from the posting file. If archiving is not selected then it is only possible to produce these using current transactions with all previous transactions represented by a single "Carried Forward" Balance. <text:span text:style-name="T9">Note that this only applies to the batch system. The real time system always holds posting records</text:span>.</text:p>
      <text:p text:style-name="P2"/>
      <text:p text:style-name="P2"><text:tab/> <text:s/>The basic facilities available under this heading are:</text:p>
      <text:p text:style-name="P2"/>
      <text:p text:style-name="P2"><text:tab/>(i) <text:s/><text:tab/>Add account</text:p>
      <text:p text:style-name="P2"><text:tab/>(ii) <text:tab/>Update account</text:p>
      <text:p text:style-name="P2"><text:tab/>(iii) <text:tab/>Delete account</text:p>
      <text:p text:style-name="P2"><text:tab/>(iv)<text:tab/>Print /Display the Chart</text:p>
      <text:p text:style-name="P2"/>
      <text:p text:style-name="P3">In addition if Profit / Centres or Branches are selected then an additional facility is available to define those profit Centres/Branches in use. This is described first.</text:p>
      <text:p text:style-name="P3"/>
      <text:p text:style-name="P3"/>
      <text:h text:style-name="P60" text:outline-level="2"/>
      <text:h text:style-name="P58" text:outline-level="2"><text:bookmark-start text:name="__RefHeading___Toc1034_2095239991"/>Profit Centres / Branches<text:bookmark-end text:name="__RefHeading___Toc1034_2095239991"/></text:h>
      <text:p text:style-name="P2"/>
      <text:p text:style-name="P3">A maximum of 99 may be established, <text:s/>one of which must be defined as an "Establishment Account". <text:s/>Additionally the system will automatically define the P.C. <text:s/>Branches code "00" (zero zero) as a co<text:span text:style-name="T26">nsolidation</text:span> account.</text:p>
      <text:p text:style-name="P3"/>
      <text:p text:style-name="P3">This is done because if more than one P.C <text:span text:style-name="T29">or </text:span>Branches exists, the system will keep track of the total for any particular account. The Establishment code is an exception whose total is normally shown as a separate figure. As regards to the Trial Balance, three levels of detail are available.</text:p>
      <text:p text:style-name="P3"/>
      <text:p text:style-name="P2"><text:s text:c="5"/>Level 1.<text:tab/>The collected value including Establishment only</text:p>
      <text:p text:style-name="P2"><text:s text:c="5"/>Level 2.<text:tab/>The collected value excluding Establishment and the Establishment value</text:p>
      <text:p text:style-name="P2"><text:s text:c="5"/>Level 3.<text:tab/>Each value separately</text:p>
      <text:p text:style-name="P2"/>
      <text:p text:style-name="P41"><text:span text:style-name="T4">Each profit centre must be noted. The names are <text:s/>held on <text:s/>the <text:s/>Ledger <text:s/>file <text:s/>using the a/c <text:s/>(account code) of <text:s/>"999</text:span><text:span text:style-name="T6">9</text:span><text:span text:style-name="T4">" and the appropriate P.C. </text:span><text:span text:style-name="T8">or</text:span><text:span text:style-name="T4"> Branch code. <text:s/>The a/c code of "999</text:span><text:span text:style-name="T6">9</text:span><text:span text:style-name="T4">" is therefore reserved and may not be </text:span><text:span text:style-name="T5">otherwise </text:span><text:span text:style-name="T4">used.</text:span></text:p>
      <text:p text:style-name="P3"/>
      <text:p text:style-name="P19">Break down of each account held in the CoA (Chart of Accounts) :</text:p>
      <text:p text:style-name="P19"/>
      <text:p text:style-name="P19">A/C Nominal number <text:s text:c="2"/><text:tab/>4 numeric digits range 0 - 9.</text:p>
      <text:p text:style-name="P19">A/C Sub nominal number<text:tab/>2 numeric digits range 0 – 9.</text:p>
      <text:p text:style-name="P19">A/C Name <text:tab/><text:tab/><text:tab/>24 Alpha numeric digits.</text:p>
      <text:p text:style-name="P19">A/C Type <text:tab/><text:tab/><text:tab/>0, 1 or 9.</text:p>
      <text:p text:style-name="P19">A/C Placement<text:tab/><text:tab/>A through Z. <text:s/>(Will always be stored as upper case).</text:p>
      <text:p text:style-name="P19">A/C Level<text:tab/><text:tab/><text:tab/>1 through 4.</text:p>
      <text:p text:style-name="P19"/>
      <text:p text:style-name="P19">A/C number format:</text:p>
      <text:p text:style-name="P19">Right most ‘0’<text:tab/>Title for group.</text:p>
      <text:p text:style-name="P19">Right most ‘00’<text:tab/>Class title.</text:p>
      <text:p text:style-name="P19">Right most ‘000’<text:tab/>Title.</text:p>
      <text:p text:style-name="P19"/>
      <text:p text:style-name="P42"><text:span text:style-name="T4">Left most <text:s/></text:span><text:span text:style-name="T7">digit</text:span><text:span text:style-name="T4"><text:tab/>A/C Category.</text:span></text:p>
      <text:p text:style-name="P19"/>
      <text:h text:style-name="P58" text:outline-level="2"><text:bookmark-start text:name="__RefHeading___Toc1036_2095239991"/>Account Additions<text:bookmark-end text:name="__RefHeading___Toc1036_2095239991"/></text:h>
      <text:p text:style-name="P2"/>
      <text:p text:style-name="P3"><text:span text:style-name="T26">T</text:span>he user is offered the following input condition:</text:p>
      <text:p text:style-name="P2"/>
      <text:p text:style-name="P16"><text:tab/>4 digit a/c code + <text:span text:style-name="T26">2</text:span> digit sub-nominal code <text:span text:style-name="T27">+ 2 digit P.C. / Branch code </text:span></text:p>
      <text:p text:style-name="P18"><text:tab/><text:tab/><text:tab/><text:tab/><text:tab/><text:tab/><text:tab/><text:tab/>(if selected at system set up).</text:p>
      <text:p text:style-name="P2"/>
      <text:p text:style-name="P5">If P.C.<text:span text:style-name="T29"> or </text:span>Branches are selected, the user will be offered the opportunity of inputting these on all accounts or revenue accounts only, depending on the P.C.<text:span text:style-name="T29"> or </text:span>Branch Level selected. A facility exists to have a given account on all P.C <text:span text:style-name="T29">or</text:span> Branches or any individually specified <text:s/>codes. If <text:s/>codes <text:s/>have been reserved for <text:s/>Purchase <text:s/>and <text:s/>Sales <text:s/>Ledgers, these will not be accepted under the G. L. account set-up.</text:p>
      <text:p text:style-name="P5"/>
      <text:p text:style-name="P20">? In parameter set up is zero accepted for SL &amp; PL (1,<text:span text:style-name="T32"> </text:span>2) values.</text:p>
      <text:p text:style-name="P20"/>
      <text:p text:style-name="P20">? <text:s/>A/C details:-</text:p>
      <text:p text:style-name="P20"><text:tab/>numbers <text:tab/> <text:s/>4 digits<text:tab/><text:tab/>&gt; 0999</text:p>
      <text:p text:style-name="P20"><text:tab/>Dept<text:tab/><text:tab/> <text:s/>2 digits</text:p>
      <text:p text:style-name="P20"><text:tab/>Name<text:tab/><text:tab/>30 digits</text:p>
      <text:p text:style-name="P20"/>
      <text:p text:style-name="P20"><text:tab/>type 0, 1 or 9</text:p>
      <text:p text:style-name="P20"><text:tab/>Place<text:tab/><text:tab/>A thru Z <text:s text:c="11"/>A/C Level = 1 - 4</text:p>
      <text:p text:style-name="P20"/>
      <text:p text:style-name="P20">A/C number <text:s text:c="3"/>rightmost <text:tab/>'0' <text:tab/>TITLE -&gt; GROUP</text:p>
      <text:p text:style-name="P20"><text:tab/><text:tab/><text:tab/><text:tab/>'00'<text:tab/>Class title ?</text:p>
      <text:p text:style-name="P20"><text:tab/><text:tab/><text:tab/><text:tab/>'000'<text:tab/>Title ?</text:p>
      <text:p text:style-name="P20"/>
      <text:p text:style-name="P21">Left most A/C category ?</text:p>
      <text:p text:style-name="P21"/>
      <text:p text:style-name="P5"/>
      <text:p text:style-name="P5"><text:s text:c="2"/><text:span text:style-name="T26">THIS MAY BE SUBJECT TO CHANGE.</text:span></text:p>
      <text:p text:style-name="P3"/>
      <text:p text:style-name="P3"/>
      <text:h text:style-name="P60" text:outline-level="2"/>
      <text:h text:style-name="P58" text:outline-level="2"><text:bookmark-start text:name="__RefHeading___Toc1038_2095239991"/>Accounts Amendment / Deletion<text:bookmark-end text:name="__RefHeading___Toc1038_2095239991"/></text:h>
      <text:p text:style-name="P2"/>
      <text:p text:style-name="P3">The user may specify this, to effect all P.C.<text:span text:style-name="T29"> or </text:span>Branches or only specified ones.</text:p>
      <text:p text:style-name="P41"/>
      <text:h text:style-name="P56" text:outline-level="1"><text:bookmark-start text:name="__RefHeading___Toc1040_2095239991"/>Posting<text:bookmark-end text:name="__RefHeading___Toc1040_2095239991"/></text:h>
      <text:p text:style-name="P2"/>
      <text:p text:style-name="P3">The posting of transactions occurs within a batch environment. A separate update facility <text:s/>being provided which will depend on options selected under Purchase and/or Sales <text:s/>Ledger<text:span text:style-name="T30">,</text:span> pick<text:span text:style-name="T30">s</text:span> up transactions generated by those modules <text:span text:style-name="T32">and </text:span>automatically<text:span text:style-name="T32"> posted</text:span>.</text:p>
      <text:p text:style-name="P3"/>
      <text:p text:style-name="P3">If Batching <text:s/>is selected in the system set-up, <text:s/>then a batch total must be input and the mechanism is provided which leaves the batch open until the input and actual batch totals agree. The batch number is preserved throughout the system. If automatic VAT handling is selected <text:s/>then the user can input a rate and then specify it to be net, gross or exempt.</text:p>
      <text:p text:style-name="P3"/>
      <text:p text:style-name="P6">A default posting system is adopted as used within IRS, whereby up to 30 different defaults can be selected and posting always debits or credits one of these. There is no single sided entry and no journal posting as such. It is therefore recommended that a journal control A/<text:span text:style-name="T23">C</text:span><text:span text:style-name="T32"> (Account) </text:span>be established and specified as one of the defaults. </text:p>
      <text:p text:style-name="P6">Default accounts may be themselves <text:s/>sub-nominal and/or <text:span text:style-name="T32">P.C. (</text:span>profit centres<text:span text:style-name="T32">)</text:span>/branches. </text:p>
      <text:p text:style-name="P5">However, if a P.C / Branch code is specified when setting up a default then posting to that default can only be to accounts in the same P.C / Branch, an Establishment <text:span text:style-name="T32">A/C</text:span> or an <text:span text:style-name="T32">A/C</text:span> which has no P.C <text:span text:style-name="T32">or</text:span> Branches.</text:p>
      <text:p text:style-name="P3"/>
      <text:p text:style-name="P5">As part of the default set-up two extra defaults, <text:s/>31 and 32 <text:s/>are provided. If automatic VAT is selected, 31 must be Input Tax <text:span text:style-name="T27">(for purchases) </text:span>and 32 Output Tax <text:span text:style-name="T27">(for sales)</text:span>. </text:p>
      <text:p text:style-name="P5">The <text:span text:style-name="T32">A/C</text:span> codes specified for these <text:span text:style-name="T12">must</text:span><text:span text:style-name="T11"> </text:span>exist, <text:span text:style-name="T23">may be</text:span> sub-nominal but must not have a P.C or Branch code.</text:p>
      <text:p text:style-name="P3"/>
      <text:p text:style-name="P3">Transactions may be recalled and modified only until they have been updated. Once update has occurred those transactions <text:span text:style-name="T23">can</text:span> not be modified.</text:p>
      <text:p text:style-name="P3"/>
      <text:p text:style-name="P5">The update process deals only with a file entity and ignores the batch except as in as much that it checks to see that all batches are closed. </text:p>
      <text:p text:style-name="P5"/>
      <text:p text:style-name="P5">Therefore a given transaction file must, if batching is selected, have only closed <text:s/>batches, otherwise update is not permitted.</text:p>
      <text:p text:style-name="P5"/>
      <text:p text:style-name="P17">Subject to change for v3.02.</text:p>
      <text:p text:style-name="P3"/>
      <text:h text:style-name="P56" text:outline-level="1"><text:bookmark-start text:name="__RefHeading___Toc1042_2095239991"/>Final &amp;<text:span text:style-name="T4"> Interim </text:span>Accounts<text:bookmark-end text:name="__RefHeading___Toc1042_2095239991"/></text:h>
      <text:p text:style-name="P2"/>
      <text:p text:style-name="P2">See Appendix for layouts and more to follow here</text:p>
      <text:p text:style-name="P2"/>
      <text:p text:style-name="P2">Find something to translate Wordstar files<text:span text:style-name="T32"> - given up and out of date anyway.</text:span></text:p>
      <text:h text:style-name="P56" text:outline-level="1"><text:bookmark-start text:name="__RefHeading___Toc1044_2095239991"/>Audit Trail<text:bookmark-end text:name="__RefHeading___Toc1044_2095239991"/></text:h>
      <text:p text:style-name="P2"/>
      <text:p text:style-name="P2">See Appendix for layouts and more to follow</text:p>
      <text:p text:style-name="P2"/>
      <text:p text:style-name="P2"/>
      <text:h text:style-name="P56" text:outline-level="1"><text:bookmark-start text:name="__RefHeading___Toc1046_2095239991"/>Reports and their variations<text:bookmark-end text:name="__RefHeading___Toc1046_2095239991"/></text:h>
      <text:p text:style-name="P2"/>
      <text:p text:style-name="P2">See Appendix for layouts and more to follow</text:p>
      <text:p text:style-name="P2"/>
      <text:h text:style-name="P56" text:outline-level="1"><text:bookmark-start text:name="__RefHeading___Toc1048_2095239991"/>Appendix A<text:bookmark-end text:name="__RefHeading___Toc1048_2095239991"/></text:h>
      <text:p text:style-name="P2"/>
      <text:h text:style-name="Heading_20_2" text:outline-level="2"><text:bookmark-start text:name="__RefHeading___Toc1050_2095239991"/>Final Accounts <text:s/>– Proforma <text:s/>Figure 2<text:bookmark-end text:name="__RefHeading___Toc1050_2095239991"/></text:h>
      <text:p text:style-name="P2"/>
      <text:p text:style-name="P2"><text:tab/>Income A/Cs<text:tab/><text:tab/><text:tab/>(Credit - Debit)</text:p>
      <text:p text:style-name="P2"/>
      <text:p text:style-name="P2">Less<text:tab/>Direct Cost A/c<text:tab/><text:tab/>(Debit - Credit)</text:p>
      <text:p text:style-name="P2"/>
      <text:p text:style-name="P2"><text:s text:c="6"/><text:tab/>----------------------------</text:p>
      <text:p text:style-name="P2">Equal<text:tab/>Gross Profit</text:p>
      <text:p text:style-name="P2"/>
      <text:p text:style-name="P2">Plus <text:tab/>Sundry Income A/Cs<text:tab/>(Credit - Debit)</text:p>
      <text:p text:style-name="P2"/>
      <text:p text:style-name="P2">Less <text:tab/>Indirect Cost A/Cs<text:tab/><text:tab/>(Debit - Credit)</text:p>
      <text:p text:style-name="P2"/>
      <text:p text:style-name="P2"><text:s text:c="6"/><text:tab/>----------------------------</text:p>
      <text:p text:style-name="P2">Equal<text:tab/>Net Profit</text:p>
      <text:p text:style-name="P2"><text:s text:c="5"/><text:tab/>================</text:p>
      <text:p text:style-name="P2"/>
      <text:p text:style-name="P2"/>
      <text:p text:style-name="P2"><text:s text:c="6"/><text:tab/>Fixed Assets<text:tab/><text:tab/><text:tab/>(Debit - Credit)</text:p>
      <text:p text:style-name="P2"/>
      <text:p text:style-name="P2">Plus <text:tab/>Current Assets<text:tab/><text:tab/>(Debit - Credit)</text:p>
      <text:p text:style-name="P2"/>
      <text:p text:style-name="P2"><text:s text:c="6"/><text:tab/>----------------------------</text:p>
      <text:p text:style-name="P2">Equal<text:tab/>Total Assets</text:p>
      <text:p text:style-name="P2"/>
      <text:p text:style-name="P2">Less <text:tab/>Current Liabilities<text:tab/><text:tab/>(Credit - Debit)</text:p>
      <text:p text:style-name="P2"/>
      <text:p text:style-name="P2"><text:s text:c="6"/><text:tab/>----------------------------</text:p>
      <text:p text:style-name="P2">Equal<text:tab/>Net Current Assets</text:p>
      <text:p text:style-name="P2"><text:s text:c="6"/><text:tab/>================</text:p>
      <text:p text:style-name="P2"/>
      <text:p text:style-name="P2"/>
      <text:p text:style-name="P2"><text:s text:c="6"/><text:tab/>Capital A/Cs<text:tab/><text:tab/><text:tab/>(Credit - Debit)</text:p>
      <text:p text:style-name="P2"/>
      <text:p text:style-name="P2">Plus <text:s/><text:tab/>Net Profit</text:p>
      <text:p text:style-name="P2"/>
      <text:p text:style-name="P2"><text:s text:c="6"/><text:tab/>----------------------------</text:p>
      <text:p text:style-name="P2">Equal<text:tab/>Net Current Assets</text:p>
      <text:p text:style-name="P2"><text:s text:c="6"/><text:tab/>================</text:p>
      <text:p text:style-name="P2"/>
      <text:h text:style-name="P56" text:outline-level="1"><text:bookmark-start text:name="__RefHeading___Toc1052_2095239991"/>Appendix B<text:bookmark-end text:name="__RefHeading___Toc1052_2095239991"/></text:h>
      <text:p text:style-name="Text_20_body"/>
      <text:h text:style-name="Heading_20_2" text:outline-level="2"><text:bookmark-start text:name="__RefHeading___Toc1054_2095239991"/>Disc File Layouts - GL<text:bookmark-end text:name="__RefHeading___Toc1054_2095239991"/></text:h>
      <text:p text:style-name="Text_20_body"/>
      <text:h text:style-name="Heading_20_2" text:outline-level="2"><text:bookmark-start text:name="__RefHeading___Toc1056_2095239991"/><text:span text:style-name="T21">S</text:span>ystem File Cross Reference – GL<text:bookmark-end text:name="__RefHeading___Toc1056_2095239991"/></text:h>
      <text:p text:style-name="P43"/>
      <text:p text:style-name="P43">See manual Building the ACAS System.</text:p>
      <text:p text:style-name="Text_20_body"/>
      <text:h text:style-name="Heading_20_2" text:outline-level="2"><text:bookmark-start text:name="__RefHeading___Toc1058_2095239991"/>Screen Layouts - GL<text:bookmark-end text:name="__RefHeading___Toc1058_2095239991"/></text:h>
      <text:p text:style-name="P43"/>
      <text:p text:style-name="P43">See manual Building the ACAS System.</text:p>
      <text:p text:style-name="P44"/>
      <text:h text:style-name="Heading_20_2" text:outline-level="2"><text:bookmark-start text:name="__RefHeading___Toc1060_2095239991"/>Print Layouts - GL<text:bookmark-end text:name="__RefHeading___Toc1060_2095239991"/></text:h>
      <text:p text:style-name="Text_20_body"/>
      <text:h text:style-name="Heading_20_2" text:outline-level="2"><text:bookmark-start text:name="__RefHeading___Toc1062_2095239991"/>SQL Layouts. Triggers, Procedures - GL<text:bookmark-end text:name="__RefHeading___Toc1062_2095239991"/></text:h>
      <text:p text:style-name="Text_20_body"/>
      <text:p text:style-name="Text_20_body">All Transferred to Tplan also see sources for up to date informatio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DejaVu Sans Condensed" svg:font-family="'DejaVu Sans Condensed'" style:font-family-generic="system" style:font-pitch="variable"/>
    <style:font-face style:name="Tahoma" svg:font-family="Tahoma"/>
    <style:font-face style:name="Tahoma1" svg:font-family="Tahoma" style:font-family-generic="system"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font-name-asian="DejaVu Sans Condensed" style:font-size-asian="10.5pt" style:language-asian="en" style:country-asian="GB" style:font-name-complex="Tahoma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GB" style:font-name-asian="DejaVu Sans Condensed" style:font-size-asian="10.5pt" style:language-asian="en" style:country-asian="GB" style:font-name-complex="Tahoma1" style:font-size-complex="12pt" style:language-complex="en" style:country-complex="GB"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Arial3" fo:font-family="Arial" style:font-style-name="Normal" style:font-family-generic="swiss" style:font-pitch="variabl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fo:font-size="14pt" style:font-name-asian="DejaVu Sans Condensed" style:font-family-asian="'DejaVu Sans Condensed'"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Times New Roman" fo:font-family="'Times New Roman'" style:font-size-asian="12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ize-asian="12pt" style:font-name-complex="Tahoma"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fo:font-size="10pt" style:font-name-asian="Arial" style:font-family-asian="Arial" style:font-size-asian="10pt" style:font-name-complex="Arial" style:font-family-complex="Arial"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shadow="none" style:writing-mode="page">
        <style:tab-stops>
          <style:tab-stop style:position="1.016cm"/>
        </style:tab-stops>
      </style:paragraph-properties>
      <style:text-properties fo:font-size="16pt" fo:font-weight="bold" officeooo:rsid="0020922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style:writing-mode="page">
        <style:tab-stops>
          <style:tab-stop style:position="1.016cm"/>
        </style:tab-stops>
      </style:paragraph-properties>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_20_1" style:next-style-name="Text_20_body" style:default-outline-level="3" style:class="text" style:master-page-name="">
      <style:paragraph-properties fo:margin-top="0cm" fo:margin-bottom="0cm" style:contextual-spacing="false" style:page-number="auto" style:writing-mode="page">
        <style:tab-stops/>
      </style:paragraph-properties>
      <style:text-properties fo:font-size="12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text-properties style:font-name="Arial3"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text-properties style:font-name="Arial3"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text-properties style:font-name="Arial3"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paragraph-properties fo:margin-left="0.635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35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635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635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635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635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4pt" style:font-size-asian="12.25pt" style:font-size-complex="14pt"/>
    </style:style>
    <text:outline-style style:name="Outline">
      <text:outline-level-style text:level="1" text:style-name="Numbering_20_Symbols" loext:num-list-format="%1%" style:num-format="1">
        <style:list-level-properties text:min-label-distance="0.381cm"/>
      </text:outline-level-style>
      <text:outline-level-style text:level="2" text:style-name="Numbering_20_Symbols" loext:num-list-format="%1%.%2%." style:num-suffix="." style:num-format="1" text:display-levels="2">
        <style:list-level-properties text:min-label-distance="0.381cm"/>
      </text:outline-level-style>
      <text:outline-level-style text:level="3" text:style-name="Numbering_20_Symbols" loext:num-list-format="%1%.%2%.%3%" style:num-format="1" text:display-levels="3">
        <style:list-level-properties text:space-before="0.635cm" text:min-label-distance="0.381cm"/>
      </text:outline-level-style>
      <text:outline-level-style text:level="4" loext:num-list-format="%4%" style:num-format="">
        <style:list-level-properties text:space-before="0.635cm" text:min-label-distance="0.381cm"/>
      </text:outline-level-style>
      <text:outline-level-style text:level="5" loext:num-list-format="%5%" style:num-format="">
        <style:list-level-properties text:space-before="0.635cm" text:min-label-distance="0.381cm"/>
      </text:outline-level-style>
      <text:outline-level-style text:level="6" loext:num-list-format="%6%" style:num-format="">
        <style:list-level-properties text:space-before="0.635cm" text:min-label-distance="0.381cm"/>
      </text:outline-level-style>
      <text:outline-level-style text:level="7" loext:num-list-format="%7%" style:num-format="">
        <style:list-level-properties text:space-before="0.635cm" text:min-label-distance="0.381cm"/>
      </text:outline-level-style>
      <text:outline-level-style text:level="8" loext:num-list-format="%8%" style:num-format="">
        <style:list-level-properties text:space-before="0.635cm" text:min-label-distance="0.381cm"/>
      </text:outline-level-style>
      <text:outline-level-style text:level="9" loext:num-list-format="%9%" style:num-format="">
        <style:list-level-properties text:space-before="0.635cm" text:min-label-distance="0.381cm"/>
      </text:outline-level-style>
      <text:outline-level-style text:level="10" loext:num-list-format="%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1ef85d" officeooo:paragraph-rsid="001ef85d"/>
    </style:style>
    <style:style style:name="MP2" style:family="paragraph" style:parent-style-name="Footer">
      <style:paragraph-properties fo:text-align="center" style:justify-single-word="false"/>
      <style:text-properties officeooo:rsid="0019aeef" officeooo:paragraph-rsid="001ef85d"/>
    </style:style>
    <style:style style:name="MT1" style:family="text">
      <style:text-properties fo:font-weight="bold" style:font-weight-asian="bold" style:font-weight-complex="bold"/>
    </style:style>
    <style:style style:name="MT2" style:family="text">
      <style:text-properties officeooo:rsid="001ef85d"/>
    </style:style>
    <style:style style:name="MT3" style:family="text">
      <style:text-properties fo:font-weight="bold" officeooo:rsid="001ef85d" style:font-weight-asian="bold" style:font-weight-complex="bold"/>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tru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ACAS - General Ledger<text:tab/></text:span><text:tab/>Page <text:page-number text:select-page="current">19</text:page-number></text:p>
      </style:footer>
      <style:footer-left>
        <text:p text:style-name="MP2">Page <text:page-number text:select-page="current">20</text:page-number><text:span text:style-name="MT2"><text:tab/><text:tab/></text:span><text:span text:style-name="MT3">ACAS - General Ledger</text:span></text:p>
      </style:footer-left>
      <style:footer-first>
        <text:p text:style-name="MP1"><text:span text:style-name="MT1">ACAS - General Ledger<text:tab/></text:span><text:tab/>Page <text:page-number text:select-page="current">4</text:page-number></text:p>
      </style:footer-first>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creation-date>2008-08-07T18:25:37</meta:creation-date>
    <dc:date>2024-12-26T18:43:04.699535578</dc:date>
    <dc:language>en-GB</dc:language>
    <meta:editing-cycles>26</meta:editing-cycles>
    <meta:editing-duration>P1DT6H58M28S</meta:editing-duration>
    <dc:creator>Vincent B Coen</dc:creator>
    <meta:printed-by>Vincent B Coen</meta:printed-by>
    <meta:print-date>2020-06-05T22:52:33.200032053</meta:print-date>
    <meta:document-statistic meta:table-count="0" meta:image-count="0" meta:object-count="0" meta:page-count="20" meta:paragraph-count="258" meta:word-count="3322" meta:character-count="19883" meta:non-whitespace-character-count="16231"/>
    <meta:user-defined meta:name="Info 1"/>
    <meta:user-defined meta:name="Info 2"/>
    <meta:user-defined meta:name="Info 3"/>
    <meta:user-defined meta:name="Info 4"/>
  </office:meta>
</office:document-meta>
</file>